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0,611,860,934,000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9,542,979,183,000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8,745,075,687,000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8,238,300,569,000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7,527,163,695,000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6,784,849,196,000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6,197,007,349,000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5,542,581,104,000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4,992,052,727,000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4,448,933,025,000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4,712,844,084,000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4,451,858,656,000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3,814,611,414,000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3,036,640,230,000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2,213,729,147,000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1,458,243,878,000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0,936,419,054,000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0,581,821,399,000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0,252,345,464,000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9,630,664,202,000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9,062,818,202,000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8,577,554,457,000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8,073,122,000,0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5:39:23.388066308</dc:date>
    <meta:editing-duration>PT7H31M9S</meta:editing-duration>
    <meta:editing-cycles>183</meta:editing-cycles>
    <meta:generator>LibreOffice/7.2.6.2$Linux_X86_64 LibreOffice_project/20$Build-2</meta:generator>
    <meta:document-statistic meta:table-count="1" meta:cell-count="48" meta:object-count="0"/>
  </office:meta>
</office:document-meta>
</file>